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45cm"/>
    </style:style>
    <style:style style:name="co2" style:family="table-column">
      <style:table-column-properties fo:break-before="auto" style:column-width="1.91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2.8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8cbad" style:rotation-align="none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7c80" style:rotation-align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80" table:default-cell-style-name="Default"/>
        <table:table-row table:style-name="ro1">
          <table:table-cell/>
          <table:table-cell table:style-name="ce1"/>
          <table:table-cell table:number-columns-repeated="16382"/>
        </table:table-row>
        <table:table-row table:style-name="ro1">
          <table:table-cell table:style-name="ce2" office:value-type="string" calcext:value-type="string">
            <text:p>Benjamin Shawki 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/>
          <table:table-cell office:value-type="string" calcext:value-type="string">
            <text:p>Uren gewerkt </text:p>
          </table:table-cell>
          <table:table-cell office:value-type="string" calcext:value-type="string">
            <text:p>Uren verschil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ek 5/18</text:p>
          </table:table-cell>
          <table:table-cell table:number-columns-repeated="2"/>
          <table:table-cell table:style-name="ce4" office:value-type="float" office:value="-34.03" calcext:value-type="float">
            <text:p>-34,0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ek 19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" table:formula="of:=[.C6]-20" office:value-type="float" office:value="-7" calcext:value-type="float">
            <text:p>-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ek 20</text:p>
          </table:table-cell>
          <table:table-cell/>
          <table:table-cell office:value-type="float" office:value="16.75" calcext:value-type="float">
            <text:p>16,75</text:p>
          </table:table-cell>
          <table:table-cell table:style-name="ce4" table:formula="of:=[.C7]-20" office:value-type="float" office:value="-3.25" calcext:value-type="float">
            <text:p>-3,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ek 2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table:formula="of:=[.C8]-20" office:value-type="float" office:value="-8" calcext:value-type="float">
            <text:p>-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ek 2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table:formula="of:=[.C9]-20" office:value-type="float" office:value="-4" calcext:value-type="float">
            <text:p>-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ek 23</text:p>
          </table:table-cell>
          <table:table-cell/>
          <table:table-cell office:value-type="float" office:value="12.25" calcext:value-type="float">
            <text:p>12,25</text:p>
          </table:table-cell>
          <table:table-cell table:style-name="ce4" table:formula="of:=[.C10]-20" office:value-type="float" office:value="-7.75" calcext:value-type="float">
            <text:p>-7,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ek 24</text:p>
          </table:table-cell>
          <table:table-cell/>
          <table:table-cell office:value-type="float" office:value="13.25" calcext:value-type="float">
            <text:p>13,25</text:p>
          </table:table-cell>
          <table:table-cell table:style-name="ce4" table:formula="of:=[.C11]-20" office:value-type="float" office:value="-6.75" calcext:value-type="float">
            <text:p>-6,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ek 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C12]-20" office:value-type="float" office:value="-20" calcext:value-type="float">
            <text:p>-20</text:p>
          </table:table-cell>
          <table:table-cell table:style-name="ce5" office:value-type="string" calcext:value-type="string">
            <text:p>(week 25 zijn er geen uren ingevuld)</text:p>
          </table:table-cell>
          <table:table-cell table:style-name="ce5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week 2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C13]-20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ek 27</text:p>
          </table:table-cell>
          <table:table-cell/>
          <table:table-cell office:value-type="float" office:value="26.25" calcext:value-type="float">
            <text:p>26,25</text:p>
          </table:table-cell>
          <table:table-cell table:formula="of:=[.C14]-20" office:value-type="float" office:value="6.25" calcext:value-type="float">
            <text:p>6,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ek 28</text:p>
          </table:table-cell>
          <table:table-cell/>
          <table:table-cell office:value-type="float" office:value="24.75" calcext:value-type="float">
            <text:p>24,75</text:p>
          </table:table-cell>
          <table:table-cell table:formula="of:=[.C15]-20" office:value-type="float" office:value="4.75" calcext:value-type="float">
            <text:p>4,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ek 29</text:p>
          </table:table-cell>
          <table:table-cell/>
          <table:table-cell office:value-type="float" office:value="26.5" calcext:value-type="float">
            <text:p>26,5</text:p>
          </table:table-cell>
          <table:table-cell table:formula="of:=[.C16]-20" office:value-type="float" office:value="6.5" calcext:value-type="float">
            <text:p>6,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ek 3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7]-20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ek 3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C18]-20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Plus uren</text:p>
          </table:table-cell>
          <table:table-cell table:formula="of:=SUM([.D13:.D16];[.D18:.D19];[.D22])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eek 32</text:p>
          </table:table-cell>
          <table:table-cell/>
          <table:table-cell office:value-type="float" office:value="30.5" calcext:value-type="float">
            <text:p>30,5</text:p>
          </table:table-cell>
          <table:table-cell table:formula="of:=[.C19]-20" office:value-type="float" office:value="10.5" calcext:value-type="float">
            <text:p>10,5</text:p>
          </table:table-cell>
          <table:table-cell/>
          <table:table-cell table:style-name="ce5" office:value-type="string" calcext:value-type="string">
            <text:p>Min uren </text:p>
          </table:table-cell>
          <table:table-cell table:style-name="ce4" table:formula="of:=SUM([.D5:.D12];[.D20:.D21])" office:value-type="float" office:value="-99.28" calcext:value-type="float">
            <text:p>-99,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eek 33</text:p>
          </table:table-cell>
          <table:table-cell/>
          <table:table-cell office:value-type="float" office:value="11.75" calcext:value-type="float">
            <text:p>11,75</text:p>
          </table:table-cell>
          <table:table-cell table:style-name="ce4" table:formula="of:=[.C20]-20" office:value-type="float" office:value="-8.25" calcext:value-type="float">
            <text:p>-8,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ek 34</text:p>
          </table:table-cell>
          <table:table-cell/>
          <table:table-cell office:value-type="float" office:value="19.75" calcext:value-type="float">
            <text:p>19,75</text:p>
          </table:table-cell>
          <table:table-cell table:style-name="ce4" table:formula="of:=[.C21]-20" office:value-type="float" office:value="-0.25" calcext:value-type="float">
            <text:p>-0,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ek 3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C22]-20"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3" office:value-type="string" calcext:value-type="string">
            <text:p>Totaal </text:p>
          </table:table-cell>
          <table:table-cell table:number-columns-repeated="2"/>
          <table:table-cell table:style-name="ce4" table:formula="of:=[.G19]+[.G18]" office:value-type="float" office:value="-49.28" calcext:value-type="float">
            <text:p>-49,28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l" fo:country="N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number-style style:name="N115P0" style:volatile="true">
      <number:text>€ </number:text>
      <number:number number:decimal-places="0" number:min-decimal-places="0" number:min-integer-digits="1" number:grouping="true"/>
      <number:text loext:blank-width-char="-"> </number:text>
    </number:number-style>
    <number:number-style style:name="N115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0" number:min-decimal-places="0" number:min-integer-digits="1" number:grouping="true"/>
      <number:text loext:blank-width-char="-"> </number:text>
    </number:number-style>
    <number:number-style style:name="N116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text>€ </number:text>
      <number:number number:decimal-places="2" number:min-decimal-places="2" number:min-integer-digits="1" number:grouping="true"/>
      <number:text loext:blank-width-char="-"> </number:text>
    </number:number-style>
    <number:number-style style:name="N117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7P0"/>
    </number:number-style>
    <number:number-style style:name="N118P0" style:volatile="true">
      <number:text>€ </number:text>
      <number:number number:decimal-places="2" number:min-decimal-places="2" number:min-integer-digits="1" number:grouping="true"/>
      <number:text loext:blank-width-char="-"> </number:text>
    </number:number-style>
    <number:number-style style:name="N118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8P0"/>
    </number:number-style>
    <number:date-style style:name="N119">
      <number:day/>
      <number:text>-</number:text>
      <number:month/>
      <number:text>-</number:text>
      <number:year number:style="long"/>
    </number:date-style>
    <number:date-style style:name="N120">
      <number:day/>
      <number:text>-</number:text>
      <number:month number:textual="true"/>
      <number:text>-</number:text>
      <number:year/>
    </number:date-style>
    <number:date-style style:name="N121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-"> </number:text>
    </number:number-style>
    <number:number-style style:name="N128">
      <number:number number:decimal-places="0" number:min-decimal-places="0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-"> </number:text>
    </number:number-style>
    <number:number-style style:name="N129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-"> </number:text>
    </number:number-style>
    <number:number-style style:name="N130">
      <number:number number:decimal-places="2" number:min-decimal-places="2" number:min-integer-digits="1" number:grouping="true"/>
      <number:text>-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 loext:blank-width-char="-"> </number:text>
    </number:number-style>
    <number:number-style style:name="N131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31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2P2" style:volatile="true">
      <number:text loext:blank-width-char="-"> </number:text>
      <number:fill-character> </number:fill-character>
      <number:text loext:blank-width-char="-1">-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3P2" style:volatile="true">
      <number:text loext:blank-width-char="-"> €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35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dia El Atrach</meta:initial-creator>
    <dc:creator>Nadia El Atrach</dc:creator>
    <meta:creation-date>2024-08-05T07:23:33</meta:creation-date>
    <dc:date>2024-09-03T13:13:38</dc:date>
    <meta:generator>LibreOffice/24.8.2.1$Linux_X86_64 LibreOffice_project/480$Build-1</meta:generator>
    <meta:document-statistic meta:table-count="1" meta:cell-count="63" meta:object-count="0"/>
    <meta:user-defined meta:name="AppVersion">16.0300</meta:user-defined>
  </office:meta>
</office:document-meta>
</file>